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16.test_for_jsonpath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16.test_for_jsonpath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16.test_for_jsonpath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16.test_for_jsonpath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_16.test_for_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ONPath_16.test_for_jsonpath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16.test_for_jsonpath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ONPath_16.test_for_jsonpath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